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1000000D009BCD1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sansbold" svg:font-family="freesansbold"/>
    <style:font-face style:name="DejaVu Sans" svg:font-family="'DejaVu Sans'" style:font-pitch="variable"/>
    <style:font-face style:name="FreeSans" svg:font-family="FreeSan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freesansbold" fo:font-size="16pt" fo:font-weight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freesansbold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freesansbold" fo:font-size="14pt" fo:font-weight="bold" style:font-size-asian="14pt" style:font-size-complex="14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9"/>Reparaturauftrag</text:p>
      <text:p text:style-name="P1"/>
      <text:p text:style-name="P2"><draw:frame draw:style-name="fr1" draw:name="Rahmen1" text:anchor-type="paragraph" svg:x="0.4cm" svg:y="0.254cm" svg:width="8.707cm" draw:z-index="0"><draw:text-box fo:min-height="4.419cm"><text:p text:style-name="Frame_20_contents"/></draw:text-box></draw:frame></text:p>
      <text:p text:style-name="P2">Vertrag:</text:p>
      <text:p text:style-name="P2"/>
      <text:p text:style-name="P2">Kd-Nr. <text:s/>:</text:p>
      <text:p text:style-name="P2"/>
      <text:p text:style-name="P2">Datum :</text:p>
      <text:p text:style-name="P3"/>
      <text:p text:style-name="P3"/>
      <text:p text:style-name="P3"/>
      <text:p text:style-name="P2"/>
      <text:p text:style-name="P2">Gerät<text:tab/>:</text:p>
      <text:p text:style-name="P2">Serienr.<text:tab/>:</text:p>
      <text:p text:style-name="P2">Standort<text:tab/>:</text:p>
      <text:p text:style-name="P2">Zähler<text:tab/>:<text:tab/><text:tab/><text:tab/><text:tab/> <text:s text:c="6"/>Inspektion:</text:p>
      <text:p text:style-name="P2">Störung<text:tab/>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euer Zähler:________________<text:tab/><text:tab/></text:p>
      <text:p text:style-name="P2"/>
      <text:p text:style-name="P2">Datum :<text:tab/>___________ <text:s/>Unterschrift Kunde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sansbold" svg:font-family="freesansbold"/>
    <style:font-face style:name="DejaVu Sans" svg:font-family="'DejaVu Sans'" style:font-pitch="variable"/>
    <style:font-face style:name="FreeSans" svg:font-family="FreeSan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FreeSans" fo:font-size="14pt" style:font-size-asian="14pt" style:font-size-complex="14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fik1" text:anchor-type="paragraph" svg:x="0.005cm" svg:y="0cm" svg:width="5.726cm" svg:height="2.926cm" draw:z-index="1"><draw:image xlink:href="Pictures/1000020100000151000000D009BCD1E6.png" xlink:type="simple" xlink:show="embed" xlink:actuate="onLoad"/></draw:frame><text:tab/><text:tab/>Meine Firma GmbH</text:p>
        <text:p text:style-name="P1"><text:tab/><text:tab/>Service &amp; Mehr</text:p>
        <text:p text:style-name="P1"><text:tab/><text:tab/>0123 / 45 67 8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root</meta:initial-creator>
    <meta:creation-date>2006-08-07T11:51:09</meta:creation-date>
    <dc:creator>root</dc:creator>
    <dc:date>2006-08-07T12:28:01</dc:date>
    <dc:language>de-DE</dc:language>
    <meta:editing-cycles>9</meta:editing-cycles>
    <meta:editing-duration>PT38M5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4" meta:word-count="25" meta:character-count="273"/>
  </office:meta>
</office:document-meta>
</file>